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95000002542606980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13cm" svg:x="1cm" svg:y="6.284cm">
          <draw:image xlink:href="Pictures/10000000000002950000025426069808.png" xlink:type="simple" xlink:show="embed" xlink:actuate="onLoad">
            <text:p/>
          </draw:image>
        </draw:frame>
        <draw:custom-shape draw:style-name="gr2" draw:text-style-name="P1" draw:layer="layout" svg:width="3.1cm" svg:height="1cm" svg:x="1.2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1.5cm" svg:y="6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5.1cm" svg:height="1.4cm" svg:x="4.6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0.7cm" svg:x="1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cm" svg:height="2.4cm" svg:x="1.2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1.1cm" svg:x="10.1cm" svg:y="2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9.2cm" svg:y="22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cm" svg:height="1cm" svg:x="17cm" svg:y="2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17.1cm" svg:y="23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6:29:23</dc:date>
    <dc:creator>Rakhi </dc:creator>
    <meta:document-statistic meta:object-count="10"/>
    <meta:generator>LibreOffice/3.5$Linux_x86 LibreOffice_project/350m1$Build-202</meta:generator>
  </office:meta>
</office:document-meta>
</file>